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Bitstream Charter" fo:font-size="12pt" style:font-size-asian="12pt" style:font-size-complex="12pt"/>
    </style:style>
    <style:style style:name="P3" style:family="paragraph" style:parent-style-name="Table_20_Contents"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itstream Charter" fo:font-size="12pt" style:font-size-asian="12pt" style:font-size-complex="12pt"/>
    </style:style>
    <style:style style:name="P7" style:family="paragraph" style:parent-style-name="Table_20_Contents" style:list-style-name="L1">
      <style:text-properties fo:font-variant="normal" fo:text-transform="none" fo:color="#222222" style:font-name="Bitstream Charter" fo:font-size="11pt" fo:letter-spacing="normal" fo:font-style="normal" fo:font-weight="normal" style:font-size-asian="11pt" style:font-size-complex="11pt"/>
    </style:style>
    <style:style style:name="P8" style:family="paragraph" style:parent-style-name="Table_20_Contents" style:list-style-name="L1">
      <style:text-properties fo:font-variant="normal" fo:text-transform="none" fo:color="#222222" style:font-name="Bitstream Charter" fo:font-size="12pt" fo:letter-spacing="normal" fo:font-style="normal" fo:font-weight="normal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2">GMRT</text:span><text:span text:style-name="T2"><text:tab/></text:span><text:tab/><text:tab/><text:tab/><text:tab/><text:span text:style-name="T2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3"><text:s/>30<text:span text:style-name="T1">Th</text:span> June <text:span text:style-name="T3">2015 Time : 3.00 PM to 4.00 PM <text:s/>GMRT conference room</text:span>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1">NGK, SSS,SNK, RRU 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2"><text:s text:c="9"/></text:p>
            <text:list xml:id="list1661938492" text:style-name="L1">
              <text:list-item>
                <text:p text:style-name="P7">Servo command implemented in Python Environment by DBB.</text:p>
                <text:p text:style-name="P7"/>
              </text:list-item>
              <text:list-item>
                <text:p text:style-name="P7">DBB &amp; RRU will work on shared memory design and master user authentication.</text:p>
                <text:p text:style-name="P7"><text:s/></text:p>
              </text:list-item>
              <text:list-item>
                <text:p text:style-name="P7">DBB will look inot QT GUI interfacing in Python Environment.</text:p>
                <text:p text:style-name="P7"/>
              </text:list-item>
              <text:list-item>
                <text:p text:style-name="P7">All technical report will start with Online_v2:{ Number } </text:p>
                <text:p text:style-name="P7"/>
              </text:list-item>
              <text:list-item>
                <text:p text:style-name="P7">DBB will give command procedure example in his report.</text:p>
                <text:p text:style-name="P7"/>
              </text:list-item>
              <text:list-item>
                <text:p text:style-name="P7">All team members will work on abstract submission for URSI as well as writing research paper which can go to the IEEE. </text:p>
                <text:p text:style-name="P7"/>
                <text:p text:style-name="P7"/>
                <text:p text:style-name="P7"/>
                <text:p text:style-name="P7"/>
                <text:p text:style-name="P8"/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5-06-30T16:40:26</dc:date>
    <dc:creator>teleset </dc:creator>
    <meta:editing-duration>P2DT18H10M56S</meta:editing-duration>
    <meta:editing-cycles>664</meta:editing-cycles>
    <meta:generator>LibreOffice/3.4$Linux LibreOffice_project/340m1$Build-602</meta:generator>
    <meta:document-statistic meta:table-count="1" meta:image-count="0" meta:object-count="0" meta:page-count="1" meta:paragraph-count="22" meta:word-count="121" meta:character-count="692" meta:non-whitespace-character-count="574"/>
  </office:meta>
</office:document-meta>
</file>